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2.592cm" table:align="left"/>
    </style:style>
    <style:style style:name="Tabelle2.A" style:family="table-column">
      <style:table-column-properties style:column-width="1cm"/>
    </style:style>
    <style:style style:name="Tabelle2.B" style:family="table-column">
      <style:table-column-properties style:column-width="4.001cm"/>
    </style:style>
    <style:style style:name="Tabelle2.C" style:family="table-column">
      <style:table-column-properties style:column-width="0.923cm"/>
    </style:style>
    <style:style style:name="Tabelle2.D" style:family="table-column">
      <style:table-column-properties style:column-width="0.975cm"/>
    </style:style>
    <style:style style:name="Tabelle2.E" style:family="table-column">
      <style:table-column-properties style:column-width="0.94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J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.2" style:family="table-row">
      <style:table-row-properties style:min-row-height="0.73cm"/>
    </style:style>
    <style:style style:name="Tabelle2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F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2.J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paragraph-rsid="00174006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74006" officeooo:paragraph-rsid="00174006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74006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174006" style:font-size-asian="10pt" style:font-weight-asian="bold" style:font-size-complex="10pt" style:font-weight-complex="bold"/>
    </style:style>
    <style:style style:name="P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0pt" fo:font-weight="bold" officeooo:paragraph-rsid="00174006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line-height="150%"/>
      <style:text-properties fo:color="#000000" fo:font-size="10pt" fo:font-weight="normal" officeooo:paragraph-rsid="0017da0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  <style:text-properties fo:font-size="8pt" officeooo:paragraph-rsid="00174006" style:font-size-asian="8pt" style:font-size-complex="8pt"/>
    </style:style>
    <style:style style:name="P8" style:family="paragraph" style:parent-style-name="Standard">
      <style:paragraph-properties fo:line-height="150%"/>
      <style:text-properties fo:font-size="8pt" style:font-size-asian="8pt" style:font-size-complex="8pt"/>
    </style:style>
    <style:style style:name="P9" style:family="paragraph" style:parent-style-name="Standard">
      <style:text-properties style:font-name="Times New Roman" fo:font-size="10pt" officeooo:rsid="001f168b" officeooo:paragraph-rsid="001f168b" style:font-size-asian="10pt" style:font-size-complex="10pt"/>
    </style:style>
    <style:style style:name="P10" style:family="paragraph" style:parent-style-name="Standard">
      <style:text-properties style:font-name="Times New Roman" fo:font-size="10pt" officeooo:rsid="00174006" officeooo:paragraph-rsid="00174006" style:font-size-asian="10pt" style:font-size-complex="10pt"/>
    </style:style>
    <style:style style:name="P11" style:family="paragraph" style:parent-style-name="Standard">
      <style:text-properties fo:color="#ff0000" style:font-name="Times New Roman" fo:font-size="10pt" officeooo:rsid="0017da0d" officeooo:paragraph-rsid="0017da0d" style:font-size-asian="10pt" style:font-size-complex="10pt"/>
    </style:style>
    <style:style style:name="P12" style:family="paragraph" style:parent-style-name="Standard">
      <style:text-properties style:font-name="Times New Roman" fo:font-size="10pt" officeooo:rsid="00174006" officeooo:paragraph-rsid="00174006" style:font-size-asian="10pt" style:font-size-complex="10pt"/>
    </style:style>
    <style:style style:name="P13" style:family="paragraph" style:parent-style-name="Table_20_Contents">
      <style:paragraph-properties fo:line-height="150%"/>
      <style:text-properties fo:color="#000000" fo:font-size="12pt" fo:font-weight="normal" officeooo:paragraph-rsid="001a24c9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17400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a24c9" officeooo:paragraph-rsid="001a24c9" style:font-size-asian="10pt" style:font-size-complex="10pt"/>
    </style:style>
    <style:style style:name="T1" style:family="text">
      <style:text-properties officeooo:rsid="0012c704"/>
    </style:style>
    <style:style style:name="T2" style:family="text">
      <style:text-properties officeooo:rsid="00174006"/>
    </style:style>
    <style:style style:name="T3" style:family="text">
      <style:text-properties fo:color="#ce181e" officeooo:rsid="001b8c32"/>
    </style:style>
    <style:style style:name="T4" style:family="text">
      <style:text-properties officeooo:rsid="001b8c32"/>
    </style:style>
    <style:style style:name="T5" style:family="text">
      <style:text-properties officeooo:rsid="001a24c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  <number:date-style style:name="N10107" number:language="de" number:country="DE" number:title="Benutzerdefiniert">
      <number:year number:style="long"/>
    </number:date-style>
    <number:date-style style:name="N10108" number:language="de" number:country="DE" number:title="Benutzerdefiniert"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FACH KLASSE BUCHSTABE</text:span><text:span text:style-name="T4"> </text:span>(<text:author-initials text:fixed="false">KÜRZEL</text:author-initials>), <text:span text:style-name="T2">Schuljahr </text:span><text:span text:style-name="T2"><text:date style:data-style-name="N10107" text:date-value="2018-01-27T15:36:31.828000266">2018</text:date></text:span><text:span text:style-name="T2">/</text:span><text:span text:style-name="T2"><text:date style:data-style-name="N10108" text:date-value="2018-01-27T15:36:31.828999808" text:date-adjust="PT4320H00M00S">18</text:date></text:span><text:span text:style-name="T2">, <text:s text:c="6"/>. Halbjahr</text:span></text:p>
      <text:p text:style-name="P6"/>
      <text:section text:style-name="Sect1" text:name="Bereich1"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 table:number-columns-repeated="6"/>
          <table:table-header-rows>
            <table:table-row>
              <table:table-cell table:style-name="Tabelle2.A1" office:value-type="string">
                <text:p text:style-name="P1">ID</text:p>
              </table:table-cell>
              <table:table-cell table:style-name="Tabelle2.A1" office:value-type="string">
                <text:p text:style-name="P3">Name, Vorname</text:p>
              </table:table-cell>
              <table:table-cell table:style-name="Tabelle2.C1" office:value-type="string">
                <text:p text:style-name="P1">A1</text:p>
              </table:table-cell>
              <table:table-cell table:style-name="Tabelle2.C1" office:value-type="string">
                <text:p text:style-name="P1">A2</text:p>
              </table:table-cell>
              <table:table-cell table:style-name="Tabelle2.C1" office:value-type="string">
                <text:p text:style-name="P1">A3</text:p>
              </table:table-cell>
              <table:table-cell table:style-name="Tabelle2.F1" office:value-type="string">
                <text:p text:style-name="P4">AG</text:p>
              </table:table-cell>
              <table:table-cell table:style-name="Tabelle2.C1" office:value-type="string">
                <text:p text:style-name="P1">M1</text:p>
              </table:table-cell>
              <table:table-cell table:style-name="Tabelle2.C1" office:value-type="string">
                <text:p text:style-name="P1">M1</text:p>
              </table:table-cell>
              <table:table-cell table:style-name="Tabelle2.F1" office:value-type="string">
                <text:p text:style-name="P4">MG</text:p>
              </table:table-cell>
              <table:table-cell table:style-name="Tabelle2.J1" office:value-type="string">
                <text:p text:style-name="P5">Z</text:p>
              </table:table-cell>
            </table:table-row>
          </table:table-header-rows>
          <table:table-row table:style-name="Tabelle2.2">
            <table:table-cell table:style-name="Tabelle2.A2" office:value-type="float" office:value="1">
              <text:p text:style-name="P1">1</text:p>
            </table:table-cell>
            <table:table-cell table:style-name="Tabelle2.B28" office:value-type="string">
              <text:p text:style-name="P11">Schülername 1</text:p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table:formula="ooow:&lt;A2&gt;+1" office:value-type="float" office:value="2">
              <text:p text:style-name="P1">2</text:p>
            </table:table-cell>
            <table:table-cell table:style-name="Tabelle2.B28" office:value-type="string">
              <text:p text:style-name="P11">Schülername 2</text:p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3">
              <text:p text:style-name="P1">3</text:p>
            </table:table-cell>
            <table:table-cell table:style-name="Tabelle2.B28" office:value-type="string">
              <text:p text:style-name="P11">Schülername 3</text:p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4">
              <text:p text:style-name="P1">4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5">
              <text:p text:style-name="P1">5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6">
              <text:p text:style-name="P1">6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7">
              <text:p text:style-name="P1">7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8">
              <text:p text:style-name="P1">8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9">
              <text:p text:style-name="P1">9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0">
              <text:p text:style-name="P1">10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1">
              <text:p text:style-name="P1">11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2">
              <text:p text:style-name="P1">12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3">
              <text:p text:style-name="P1">13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4">
              <text:p text:style-name="P1">14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5">
              <text:p text:style-name="P1">15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6">
              <text:p text:style-name="P1">16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7">
              <text:p text:style-name="P1">17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8">
              <text:p text:style-name="P1">18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19">
              <text:p text:style-name="P1">19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0">
              <text:p text:style-name="P1">20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1">
              <text:p text:style-name="P1">21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2">
              <text:p text:style-name="P1">22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3">
              <text:p text:style-name="P1">23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4">
              <text:p text:style-name="P1">24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5">
              <text:p text:style-name="P1">25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6">
              <text:p text:style-name="P1">26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7">
              <text:p text:style-name="P1">27</text:p>
            </table:table-cell>
            <table:table-cell table:style-name="Tabelle2.B28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8">
              <text:p text:style-name="P1">28</text:p>
            </table:table-cell>
            <table:table-cell table:style-name="Tabelle2.B29" office:value-type="string">
              <text:p text:style-name="P9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29">
              <text:p text:style-name="P2">29</text:p>
            </table:table-cell>
            <table:table-cell table:style-name="Tabelle2.B30" office:value-type="string">
              <text:p text:style-name="P10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  <table:table-row table:style-name="Tabelle2.2">
            <table:table-cell table:style-name="Tabelle2.A2" office:value-type="float" office:value="30">
              <text:p text:style-name="P15">30</text:p>
            </table:table-cell>
            <table:table-cell table:style-name="Tabelle2.B31" office:value-type="string">
              <text:p text:style-name="P10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C2" office:value-type="string">
              <text:p text:style-name="P1"/>
            </table:table-cell>
            <table:table-cell table:style-name="Tabelle2.F2" office:value-type="string">
              <text:p text:style-name="P1"/>
            </table:table-cell>
            <table:table-cell table:style-name="Tabelle2.J2" office:value-type="string">
              <text:p text:style-name="P1"/>
            </table:table-cell>
          </table:table-row>
        </table:table>
        <text:p text:style-name="P7">A1 bis A3 = Arbeiten Nr. 1 bis 3, AG = Gesamtnote Arbeiten, M1 und M2 = Note für die Sonstige Mitarbeit im <text:span text:style-name="T5">1. und 2. </text:span>Quartal des Halbjahres, MG = Gesamtnote Sonstige Mitarbeit, Z = Zeugnisnote im Halbjahr.</text:p>
      </text:section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17:34:24.83</meta:creation-date>
    <meta:editing-duration>PT14M22S</meta:editing-duration>
    <meta:editing-cycles>10</meta:editing-cycles>
    <meta:generator>LibreOffice/5.4.3.2$Windows_X86_64 LibreOffice_project/92a7159f7e4af62137622921e809f8546db437e5</meta:generator>
    <meta:initial-creator>Michael Reschke</meta:initial-creator>
    <dc:date>2018-01-27T15:36:31.459000000</dc:date>
    <dc:creator>Michael Reschke</dc:creator>
    <meta:printed-by>Michael Reschke</meta:printed-by>
    <meta:print-date>2015-10-16T21:20:14.586000000</meta:print-date>
    <meta:document-statistic meta:table-count="1" meta:image-count="0" meta:object-count="0" meta:page-count="1" meta:paragraph-count="45" meta:word-count="94" meta:character-count="392" meta:non-whitespace-character-count="337"/>
  </office:meta>
</office:document-meta>
</file>